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M Roman 10" svg:font-family="'LM Roman 10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e6e6ff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1.0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2cm" fo:min-width="1.0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2cm" fo:min-width="1.1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1.126cm"/>
    </style:style>
    <style:style style:name="gr11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5cm" fo:min-width="0.734cm"/>
    </style:style>
    <style:style style:name="gr14" style:family="graphic" style:parent-style-name="objectwithoutfill">
      <style:graphic-properties svg:stroke-width="0.1cm" svg:stroke-color="#579d1c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378cm"/>
    </style:style>
    <style:style style:name="gr16" style:family="graphic" style:parent-style-name="standard">
      <style:graphic-properties svg:stroke-color="#ffffff" draw:fill="solid" draw:fill-color="#ff950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.6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svg:stroke-width="0.051cm" svg:stroke-color="#333333" draw:marker-start-width="0.427cm" draw:marker-end="" draw:marker-end-width="0.227cm" draw:fill="none" draw:textarea-vertical-align="middle" fo:padding-top="0.151cm" fo:padding-bottom="0.151cm" fo:padding-left="0.276cm" fo:padding-right="0.276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M Roman 10"/>
    </style:style>
    <style:style style:name="P3" style:family="paragraph">
      <style:text-properties style:font-name="cmmi10" fo:font-size="12pt" style:font-size-asian="12pt" style:font-size-complex="12pt"/>
    </style:style>
    <style:style style:name="T1" style:family="text">
      <style:text-properties style:font-name="LM Roman 10"/>
    </style:style>
    <style:style style:name="T2" style:family="text">
      <style:text-properties style:text-position="super 58%" style:font-name="LM Roman 10"/>
    </style:style>
    <style:style style:name="T3" style:family="text">
      <style:text-properties style:font-name="Symbol" fo:font-weight="normal" style:font-weight-asian="normal" style:font-weight-complex="normal"/>
    </style:style>
    <style:style style:name="T4" style:family="text">
      <style:text-properties style:font-name="cmmi1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cm" svg:y1="17.5cm" svg:x2="21.2cm" svg:y2="17.5cm">
          <text:p/>
        </draw:line>
        <draw:line draw:style-name="gr1" draw:text-style-name="P1" draw:layer="layout" svg:x1="3.8cm" svg:y1="18cm" svg:x2="3.8cm" svg:y2="6.2cm">
          <text:p/>
        </draw:line>
        <draw:custom-shape draw:style-name="gr2" draw:text-style-name="P1" draw:layer="layout" svg:width="3.537cm" svg:height="2.339cm" draw:transform="rotate (0.703891287329313) translate (10.512cm 15.1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972cm" svg:y1="15.569cm" svg:x2="19.879cm" svg:y2="8.694cm">
          <text:p/>
        </draw:line>
        <draw:line draw:style-name="gr3" draw:text-style-name="P1" draw:layer="layout" svg:x1="11.972cm" svg:y1="15.57cm" svg:x2="5.592cm" svg:y2="7.966cm">
          <text:p/>
        </draw:line>
        <draw:custom-shape draw:style-name="gr4" draw:text-style-name="P1" draw:layer="layout" svg:width="1.109cm" svg:height="0.441cm" draw:transform="skewX (-0.00453785605518526) rotate (-0.219387886975687) translate (12.658cm 12.5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.162cm" svg:y1="12.904cm" svg:x2="14.4cm" svg:y2="6.6cm">
          <text:p/>
        </draw:line>
        <draw:line draw:style-name="gr3" draw:text-style-name="P1" draw:layer="layout" svg:x1="13.115cm" svg:y1="12.813cm" svg:x2="9.4cm" svg:y2="12cm">
          <text:p/>
        </draw:line>
        <draw:line draw:style-name="gr5" draw:text-style-name="P1" draw:layer="layout" svg:x1="11.972cm" svg:y1="15.569cm" svg:x2="13.162cm" svg:y2="12.904cm">
          <text:p/>
        </draw:line>
        <draw:line draw:style-name="gr5" draw:text-style-name="P1" draw:layer="layout" svg:x1="13.147cm" svg:y1="12.808cm" svg:x2="9.8cm" svg:y2="7cm">
          <text:p/>
        </draw:line>
        <draw:frame draw:style-name="gr6" draw:text-style-name="P2" draw:layer="layout" svg:width="1.268cm" svg:height="1.157cm" svg:x="3.928cm" svg:y="6.114cm">
          <draw:text-box>
            <text:p><text:span text:style-name="T1">Y</text:span><text:span text:style-name="T2">O</text:span></text:p>
          </draw:text-box>
        </draw:frame>
        <draw:frame draw:style-name="gr7" draw:text-style-name="P2" draw:layer="layout" svg:width="1.522cm" svg:height="1.281cm" svg:x="18.478cm" svg:y="8.1cm">
          <draw:text-box>
            <text:p><text:span text:style-name="T1">X</text:span><text:span text:style-name="T2">B</text:span></text:p>
          </draw:text-box>
        </draw:frame>
        <draw:frame draw:style-name="gr8" draw:text-style-name="P2" draw:layer="layout" svg:width="1.522cm" svg:height="1.282cm" svg:x="5.678cm" svg:y="7.42cm">
          <draw:text-box>
            <text:p><text:span text:style-name="T1">Y</text:span><text:span text:style-name="T2">B</text:span></text:p>
          </draw:text-box>
        </draw:frame>
        <draw:frame draw:style-name="gr9" draw:text-style-name="P2" draw:layer="layout" svg:width="1.626cm" svg:height="1.282cm" svg:x="9.133cm" svg:y="11cm">
          <draw:text-box>
            <text:p><text:span text:style-name="T1">Y</text:span><text:span text:style-name="T2">S</text:span></text:p>
          </draw:text-box>
        </draw:frame>
        <draw:frame draw:style-name="gr10" draw:text-style-name="P2" draw:layer="layout" svg:width="1.626cm" svg:height="1.157cm" svg:x="14.3cm" svg:y="6.6cm">
          <draw:text-box>
            <text:p><text:span text:style-name="T1">X</text:span><text:span text:style-name="T2">S</text:span></text:p>
          </draw:text-box>
        </draw:frame>
        <draw:line draw:style-name="gr11" draw:text-style-name="P1" draw:layer="layout" svg:x1="17.4cm" svg:y1="15.6cm" svg:x2="3.4cm" svg:y2="15.6cm">
          <text:p/>
        </draw:line>
        <draw:line draw:style-name="gr11" draw:text-style-name="P1" draw:layer="layout" svg:x1="11.9cm" svg:y1="14.6cm" svg:x2="11.9cm" svg:y2="18cm">
          <text:p/>
        </draw:line>
        <draw:frame draw:style-name="gr6" draw:text-style-name="P2" draw:layer="layout" svg:width="1.268cm" svg:height="1.157cm" svg:x="19.657cm" svg:y="16.4cm">
          <draw:text-box>
            <text:p><text:span text:style-name="T1">X</text:span><text:span text:style-name="T2">O</text:span></text:p>
          </draw:text-box>
        </draw:frame>
        <draw:path draw:style-name="gr12" draw:text-style-name="P1" draw:layer="layout" svg:width="2.573cm" svg:height="1.105cm" draw:transform="rotate (1.5707963267949) translate (14.8514994256834cm 15.5646829772571cm)" svg:viewBox="0 0 2574 1106" svg:d="M0 1106c1789 0 2574-1106 2574-1106">
          <text:p/>
        </draw:path>
        <draw:frame draw:style-name="gr13" draw:layer="layout" svg:width="1.653cm" svg:height="1.405cm" svg:x="15.698cm" svg:y="14.29cm">
          <draw:text-box>
            <text:p><text:span text:style-name="T3">q</text:span></text:p>
          </draw:text-box>
        </draw:frame>
        <draw:line draw:style-name="gr14" draw:text-style-name="P1" draw:layer="layout" svg:x1="12.968cm" svg:y1="11.446cm" svg:x2="12.968cm" svg:y2="11.446cm">
          <text:p/>
        </draw:line>
        <draw:path draw:style-name="gr12" draw:text-style-name="P1" draw:layer="layout" svg:width="1.322cm" svg:height="0.718cm" draw:transform="skewX (0.28623399732707) rotate (2.21168122812721) translate (14.4968564747474cm 11.2605092731568cm)" svg:viewBox="0 0 1323 719" svg:d="M0 719c920 1 1323-719 1323-719">
          <text:p/>
        </draw:path>
        <draw:frame draw:style-name="gr15" draw:layer="layout" svg:width="1.559cm" svg:height="1.628cm" svg:x="14.438cm" svg:y="9.535cm">
          <draw:text-box>
            <text:p><text:span text:style-name="T3">b</text:span></text:p>
          </draw:text-box>
        </draw:frame>
        <draw:line draw:style-name="gr5" draw:text-style-name="P1" draw:layer="layout" svg:x1="3.8cm" svg:y1="17.4cm" svg:x2="11.94cm" svg:y2="15.604cm">
          <text:p/>
        </draw:line>
        <draw:frame draw:style-name="gr6" draw:text-style-name="P3" draw:layer="layout" svg:width="1.742cm" svg:height="0.675cm" svg:x="13.006cm" svg:y="12.548cm">
          <draw:text-box>
            <text:p><text:span text:style-name="T4">sensor </text:span></text:p>
          </draw:text-box>
        </draw:frame>
        <draw:line draw:style-name="gr11" draw:text-style-name="P1" draw:layer="layout" svg:x1="15.6cm" svg:y1="10.6cm" svg:x2="13.162cm" svg:y2="12.865cm">
          <text:p/>
        </draw:line>
        <draw:custom-shape draw:style-name="gr16" draw:text-style-name="P1" draw:layer="layout" svg:width="0.8cm" svg:height="0.8cm" svg:x="9.4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" draw:text-style-name="P1" draw:layer="layout" svg:x1="3.775cm" svg:y1="17.4cm" svg:x2="9.8cm" svg:y2="7cm">
          <text:p/>
        </draw:line>
        <draw:frame draw:style-name="gr17" draw:text-style-name="P2" draw:layer="layout" svg:width="1.1cm" svg:height="1.157cm" svg:x="9.8cm" svg:y="5.801cm">
          <draw:text-box>
            <text:p><text:span text:style-name="T1">q</text:span></text:p>
          </draw:text-box>
        </draw:frame>
        <draw:frame draw:style-name="gr18" draw:text-style-name="P1" draw:layer="layout" svg:width="1.039cm" svg:height="0.844cm" svg:x="5.86cm" svg:y="15.9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1" draw:layer="layout" svg:width="0.986cm" svg:height="0.845cm" svg:x="6.06cm" svg:y="11.3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1" draw:layer="layout" svg:width="0.924cm" svg:height="0.845cm" svg:x="11.66cm" svg:y="9.5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1" draw:layer="layout" svg:x1="11.94cm" svg:y1="15.604cm" svg:x2="9.8cm" svg:y2="7cm">
          <text:p/>
        </draw:line>
        <draw:frame draw:style-name="gr18" draw:text-style-name="P1" draw:layer="layout" svg:width="0.963cm" svg:height="0.845cm" svg:x="9.56cm" svg:y="9.5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9" draw:text-style-name="P1" draw:layer="layout" svg:width="0.907cm" svg:height="0.305cm" draw:transform="rotate (0.703891287329313) translate (10.711cm 14.8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907cm" svg:height="0.305cm" draw:transform="rotate (0.703891287329313) translate (12.211cm 16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907cm" svg:height="0.305cm" draw:transform="rotate (0.703891287329313) translate (13.711cm 15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907cm" svg:height="0.305cm" draw:transform="rotate (0.703891287329313) translate (12.111cm 13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" draw:layer="layout" svg:width="1.102cm" svg:height="0.845cm" svg:x="12.661cm" svg:y="13.4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0" draw:text-style-name="P1" draw:layer="layout" svg:x1="13.197cm" svg:y1="17.095cm" svg:x2="11.4cm" svg:y2="14.9cm">
          <text:p/>
        </draw:line>
        <draw:frame draw:style-name="gr18" draw:text-style-name="P1" draw:layer="layout" svg:width="1.039cm" svg:height="0.948cm" svg:x="2.661cm" svg:y="15.0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1" draw:layer="layout" svg:width="1.039cm" svg:height="0.948cm" svg:x="11.761cm" svg:y="17.5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M Roman 10" svg:font-family="'LM Roman 10'" style:font-pitch="variable"/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4:32.286306156</meta:creation-date>
    <dc:date>2015-11-28T21:13:30.259212064</dc:date>
    <meta:editing-duration>PT10H31M42S</meta:editing-duration>
    <meta:editing-cycles>24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p>
      <mi>p</mi>
      <mi>O</mi>
    </msup>
    <annotation encoding="StarMath 5.0">p^O</annotation>
  </semantics>
</math>
</file>

<file path=Object 2/content.xml><?xml version="1.0" encoding="utf-8"?>
<math xmlns="http://www.w3.org/1998/Math/MathML" display="block">
  <semantics>
    <msup>
      <mi>q</mi>
      <mi>O</mi>
    </msup>
    <annotation encoding="StarMath 5.0">q^O</annotation>
  </semantics>
</math>
</file>

<file path=Object 3/content.xml><?xml version="1.0" encoding="utf-8"?>
<math xmlns="http://www.w3.org/1998/Math/MathML" display="block">
  <semantics>
    <msup>
      <mi>q</mi>
      <mi>S</mi>
    </msup>
    <annotation encoding="StarMath 5.0">q^S</annotation>
  </semantics>
</math>
</file>

<file path=Object 4/content.xml><?xml version="1.0" encoding="utf-8"?>
<math xmlns="http://www.w3.org/1998/Math/MathML" display="block">
  <semantics>
    <msup>
      <mi>q</mi>
      <mi>B</mi>
    </msup>
    <annotation encoding="StarMath 5.0">q^B</annotation>
  </semantics>
</math>
</file>

<file path=Object 5/content.xml><?xml version="1.0" encoding="utf-8"?>
<math xmlns="http://www.w3.org/1998/Math/MathML" display="block">
  <semantics>
    <msup>
      <mi>m</mi>
      <mi>B</mi>
    </msup>
    <annotation encoding="StarMath 5.0">m^B</annotation>
  </semantics>
</math>
</file>

<file path=Object 6/content.xml><?xml version="1.0" encoding="utf-8"?>
<math xmlns="http://www.w3.org/1998/Math/MathML" display="block">
  <semantics>
    <msubsup>
      <mi>p</mi>
      <mi>y</mi>
      <mi>O</mi>
    </msubsup>
    <annotation encoding="StarMath 5.0">p^O_y</annotation>
  </semantics>
</math>
</file>

<file path=Object 7/content.xml><?xml version="1.0" encoding="utf-8"?>
<math xmlns="http://www.w3.org/1998/Math/MathML" display="block">
  <semantics>
    <msubsup>
      <mi>p</mi>
      <mi>x</mi>
      <mi>O</mi>
    </msubsup>
    <annotation encoding="StarMath 5.0">p^O_x</annotation>
  </semantics>
</math>
</file>